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b2010" officeooo:paragraph-rsid="001b2010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975a"/>
    </style:style>
    <style:style style:name="T4" style:family="text">
      <style:text-properties fo:language="en" fo:country="US" officeooo:rsid="001ca369"/>
    </style:style>
    <style:style style:name="T5" style:family="text">
      <style:text-properties fo:language="en" fo:country="US" officeooo:rsid="001b54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3">30th</text:span> of <text:span text:style-name="T3">Se</text:span><text:span text:style-name="T4">ptember </text:span>202<text:span text:style-name="T4">5</text:span> under the <text:span text:style-name="T5">48th</text:span> PA Meeting.</text:p>
      <text:p text:style-name="P1"/>
      <text:p text:style-name="P1">The Assembly, recognising the current situation,</text:p>
      <text:p text:style-name="P1"/>
      <text:p text:style-name="P4">Constitutes the need to organize a roundtable meeting regarding the situation in Osbos with all those involved;</text:p>
      <text:p text:style-name="P4">Emphasizes that diplomacy is the right path to solution and that we should reject all attempts at terroristic intimidation.</text:p>
      <text:p text:style-name="P1"/>
      <text:p text:style-name="P1">And proceeds.</text:p>
      <text:p text:style-name="P1"/>
      <text:p text:style-name="P1">Signed by,</text:p>
      <text:p text:style-name="P4">Lunar_Lunatic_</text:p>
      <text:p text:style-name="P4">RedPanda_4</text:p>
      <text:p text:style-name="P4">Comradedoggo_23</text:p>
      <text:p text:style-name="P4">Eldegron</text:p>
      <text:p text:style-name="P4">Emeralda_axe7</text:p>
      <text:p text:style-name="P1"/>
      <text:p text:style-name="P1"/>
      <text:p text:style-name="P1"/>
      <text:p text:style-name="Standard"><text:span text:style-name="T1">[</text:span><text:span text:style-name="T2">Motion 48-3: To organize a roundtable meeting regarding the situation in Osbo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30T18:39:14.765805763</dc:date>
    <meta:editing-duration>PT3M23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1" meta:paragraph-count="12" meta:word-count="78" meta:character-count="534" meta:non-whitespace-character-count="468"/>
  </office:meta>
</office:document-meta>
</file>